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table:number-columns-repeated="1015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wap instruments (select first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wap instruments (select second and swap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wap bank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recoi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8" calcext:value-type="float">
            <text:p>58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g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92:Sheet1.J9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1">00/00/0000</text:date>, <text:time style:data-style-name="N2" text:time-value="22:16:35.7687500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05-11T22:17:50.415249765</dc:date>
    <meta:editing-duration>P8DT1H59M13S</meta:editing-duration>
    <meta:editing-cycles>534</meta:editing-cycles>
    <meta:generator>LibreOffice/6.0.2.1.0$Linux_X86_64 LibreOffice_project/00m0$Build-1</meta:generator>
    <meta:document-statistic meta:table-count="1" meta:cell-count="5747" meta:object-count="0"/>
  </office:meta>
</office:document-meta>
</file>